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color="#000000" fo:font-size="14pt" style:font-size-asian="14pt" style:font-size-complex="14pt"/>
    </style:style>
    <style:style style:name="P2" style:family="paragraph" style:parent-style-name="Исходный_20_код" style:master-page-name="">
      <style:paragraph-properties fo:orphans="2" style:page-number="auto"/>
    </style:style>
    <style:style style:name="P3" style:family="paragraph" style:parent-style-name="First_20_line_20_indent">
      <style:text-properties fo:color="#000000" fo:font-size="14pt" style:font-size-asian="14pt" style:font-size-complex="1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master-page-name="Index">
      <style:paragraph-properties style:page-number="auto"/>
    </style:style>
    <style:style style:name="P7" style:family="paragraph" style:parent-style-name="Heading_20_2">
      <style:text-properties fo:color="#000000" style:font-name="Helvetica" fo:font-size="14pt" style:font-name-asian="Helvetica" style:font-size-asian="14pt" style:font-name-complex="Helvetica" style:font-size-complex="14pt"/>
    </style:style>
    <style:style style:name="P8"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9" style:family="paragraph" style:parent-style-name="Heading_20_2">
      <style:text-properties fo:color="#000000" fo:font-size="14pt" style:font-size-asian="14pt" style:font-size-complex="14pt"/>
    </style:style>
    <style:style style:name="P10" style:family="paragraph" style:parent-style-name="First_20_line_20_indent" style:list-style-name="L21"/>
    <style:style style:name="P11" style:family="paragraph" style:parent-style-name="First_20_line_20_indent">
      <style:paragraph-properties fo:margin-left="0cm" fo:margin-right="0cm" fo:text-indent="0.499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Numbering_20_1" style:list-style-name="Numbering_20_1"/>
    <style:style style:name="P14" style:family="paragraph" style:parent-style-name="Numbering_20_1" style:list-style-name="L1"/>
    <style:style style:name="P15" style:family="paragraph" style:parent-style-name="Numbering_20_1" style:list-style-name="L2"/>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6"/>
    <style:style style:name="P20" style:family="paragraph" style:parent-style-name="Numbering_20_1" style:list-style-name="L7"/>
    <style:style style:name="P21" style:family="paragraph" style:parent-style-name="Numbering_20_1" style:list-style-name="L11"/>
    <style:style style:name="P22" style:family="paragraph" style:parent-style-name="Numbering_20_1" style:list-style-name="L12"/>
    <style:style style:name="P23" style:family="paragraph" style:parent-style-name="Numbering_20_1" style:list-style-name="L13"/>
    <style:style style:name="P24" style:family="paragraph" style:parent-style-name="Numbering_20_1" style:list-style-name="L15"/>
    <style:style style:name="P25" style:family="paragraph" style:parent-style-name="Numbering_20_1" style:list-style-name="L16"/>
    <style:style style:name="P26" style:family="paragraph" style:parent-style-name="Numbering_20_1" style:list-style-name="L18"/>
    <style:style style:name="P27" style:family="paragraph" style:parent-style-name="Numbering_20_1" style:list-style-name="L20"/>
    <style:style style:name="P28" style:family="paragraph" style:parent-style-name="Numbering_20_1" style:list-style-name="L21"/>
    <style:style style:name="P29" style:family="paragraph" style:list-style-name="L4"/>
    <style:style style:name="P30" style:family="paragraph" style:list-style-name="L15"/>
    <style:style style:name="P31" style:family="paragraph" style:parent-style-name="Contents_20_Heading" style:master-page-name="First_20_Page">
      <style:paragraph-properties style:page-number="auto"/>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able">
      <style:paragraph-properties fo:keep-with-next="always"/>
    </style:style>
    <style:style style:name="P34" style:family="paragraph" style:parent-style-name="Table_20_Heading">
      <style:text-properties fo:font-size="14pt"/>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draw:ole-draw-aspect="1"/>
    </style:style>
    <style:style style:name="fr2" style:family="graphic" style:parent-style-name="Formula">
      <style:graphic-properties fo:margin-left="0cm" fo:margin-right="0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31" text:outline-level="3">Оглавление</text:h>
          </text:index-title>
          <text:p text:style-name="P4">1Введение<text:tab/>3</text:p>
          <text:p text:style-name="P5">1.1Методы онтологической интеграции при регистрации неоднородных ресурсов в предметном посреднике<text:tab/>3</text:p>
          <text:p text:style-name="P4">2Постановка задачи<text:tab/>9</text:p>
          <text:p text:style-name="P5">2.1Онтологическая модель OWL<text:tab/>10</text:p>
          <text:p text:style-name="P5">2.2Язык СИНТЕЗ<text:tab/>11</text:p>
          <text:p text:style-name="P5">2.3Язык трансформации моделей ATL<text:tab/>13</text:p>
          <text:p text:style-name="P4">3Средства представления онтологий в канонической информационной модели СИНТЕЗ<text:tab/>15</text:p>
          <text:p text:style-name="P5">3.1Представление онтологических понятий<text:tab/>15</text:p>
          <text:p text:style-name="P32">Пример<text:tab/>15</text:p>
          <text:p text:style-name="P5">3.2Представление свойств над типами данных<text:tab/>16</text:p>
          <text:p text:style-name="P32">Пример<text:tab/>17</text:p>
          <text:p text:style-name="P5">3.3Представление объектных свойств<text:tab/>17</text:p>
          <text:p text:style-name="P32">Пример<text:tab/>18</text:p>
          <text:p text:style-name="P5">3.4Представление индивидов<text:tab/>20</text:p>
          <text:p text:style-name="P32">Пример<text:tab/>20</text:p>
          <text:p text:style-name="P5">3.5Представление инвариантов над объектными свойствами<text:tab/>21</text:p>
          <text:p text:style-name="P32">3.5.1Мощностные ограничения объектных свойств<text:tab/>23</text:p>
          <text:p text:style-name="P32">Пример<text:tab/>24</text:p>
          <text:p text:style-name="P32">3.5.2Ограничения множества значений объектных свойств<text:tab/>25</text:p>
          <text:p text:style-name="P32">Пример<text:tab/>26</text:p>
          <text:p text:style-name="P5">3.6Представление логических операций над классами<text:tab/>27</text:p>
          <text:p text:style-name="P32">Пример<text:tab/>28</text:p>
          <text:p text:style-name="P5">3.7Представление онтологических понятий в виде перечислений<text:tab/>30</text:p>
          <text:p text:style-name="P32">Пример<text:tab/>30</text:p>
          <text:p text:style-name="P5">3.8Представление разобщенных понятий<text:tab/>31</text:p>
          <text:p text:style-name="P32">Пример<text:tab/>31</text:p>
          <text:p text:style-name="P4">4Построение отображения канонической информационной модели в онтологическую модель OWL<text:tab/>32</text:p>
          <text:p text:style-name="P5">4.1Отображение встроенных типов данных<text:tab/>32</text:p>
          <text:p text:style-name="P5">4.2Отображение онтологических понятий<text:tab/>33</text:p>
          <text:p text:style-name="P5">4.3Отображение свойств над типом данных<text:tab/>34</text:p>
          <text:p text:style-name="P32">Пример<text:tab/>34</text:p>
          <text:p text:style-name="P5">4.4Отображение объектных свойств<text:tab/>35</text:p>
          <text:p text:style-name="P5">4.5Отображение индивидов<text:tab/>37</text:p>
          <text:p text:style-name="P32">Пример<text:tab/>38</text:p>
          <text:p text:style-name="P5">4.6Отображение инвариантов над объектными свойствами<text:tab/>40</text:p>
          <text:p text:style-name="P32">4.6.1Отображение мощностных ограничений объектных свойств<text:tab/>40</text:p>
          <text:p text:style-name="P32">Пример<text:tab/>40</text:p>
          <text:p text:style-name="P32">4.6.2Отображение ограничений множества значений объектных свойств<text:tab/>43</text:p>
          <text:p text:style-name="P5">4.7Отображение логических операций над классами<text:tab/>44</text:p>
          <text:p text:style-name="P32">Пример<text:tab/>44</text:p>
          <text:p text:style-name="P5">4.8Отображение классов-перечислений<text:tab/>46</text:p>
          <text:p text:style-name="P32">Пример<text:tab/>46</text:p>
          <text:p text:style-name="P5">4.9Отображение разобщенных классов<text:tab/>46</text:p>
          <text:p text:style-name="P32">Пример<text:tab/>46</text:p>
          <text:p text:style-name="P4">5Реализация трансформации на языке ATL<text:tab/>48</text:p>
          <text:p text:style-name="P5">5.1Расширение метамодели СИНТЕЗ в формате Ecore поддержкой логических формул<text:tab/>48</text:p>
          <text:p text:style-name="P5">5.2Реализация трансформации метамодели СИНТЕЗ в метамодель OWL на основе построенного отображения<text:tab/>48</text:p>
          <text:p text:style-name="P5"><text:soft-page-break/>5.3Реализация трансформации из метамодели OWL в метамодель XML<text:tab/>48</text:p>
          <text:p text:style-name="P5">5.4Получение онтологии на языке OWL из XML модели с помощью аппарата ATL-запросов<text:tab/>48</text:p>
        </text:index-body>
      </text:table-of-content>
      <text:h text:style-name="Title" text:outline-level="3"/>
      <text:h text:style-name="P6"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h text:style-name="Heading_20_2" text:outline-level="2">Методы онтологической интеграции при регистрации неоднородных ресурсов в предметном посреднике</text:h>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text:soft-page-break/>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656461665" text:style-name="Numbering_20_1">
        <text:list-item>
          <text:p text:style-name="P13">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3">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text:soft-page-break/>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text:soft-page-break/>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689756729" text:style-name="L1">
        <text:list-item>
          <text:p text:style-name="P14">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4">Идентификация релевантных классов схемы посредника.</text:p>
        </text:list-item>
        <text:list-item>
          <text:p text:style-name="P14">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text:soft-page-break/>типа коллекции.</text:p>
        </text:list-item>
        <text:list-item>
          <text:p text:style-name="P14">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904907479" text:style-name="L2">
        <text:list-item>
          <text:p text:style-name="P15">Синтаксисе языков, определяющих онтологические модели.</text:p>
        </text:list-item>
        <text:list-item>
          <text:p text:style-name="P15">Выразительной способности моделей.</text:p>
        </text:list-item>
        <text:list-item>
          <text:p text:style-name="P15">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581101181" text:style-name="L3">
        <text:list-item>
          <text:p text:style-name="P16">Именах понятий и отношений.</text:p>
        </text:list-item>
        <text:list-item>
          <text:p text:style-name="P16"><text:soft-page-break/>Подходах к определению понятий.</text:p>
        </text:list-item>
        <text:list-item>
          <text:p text:style-name="P16">Разбиении предметной области на понятия.</text:p>
        </text:list-item>
        <text:list-item>
          <text:p text:style-name="P16">Покрытии предметной области.</text:p>
        </text:list-item>
        <text:list-item>
          <text:p text:style-name="P16">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h text:style-name="Title" text:outline-level="3">Пример</text:h>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5">MuseumOntology</text:span></text:span><text:span text:style-name="Source_20_Text">; in: module;<text:line-break/> <text:s text:c="2"/>type:<text:line-break/></text:span><text:soft-page-break/><text:span text:style-name="Source_20_Text"> <text:s text:c="6"/>{ </text:span><text:span text:style-name="Source_20_Text"><text:span text:style-name="T5">Artist</text:span></text:span><text:span text:style-name="Source_20_Text">; in: type;<text:line-break/> <text:s text:c="6"/>},<text:line-break/> <text:s text:c="6"/>{ </text:span><text:span text:style-name="Source_20_Text"><text:span text:style-name="T5">Painter</text:span></text:span><text:span text:style-name="Source_20_Text">; in: type;<text:line-break/> <text:s text:c="8"/>supertype: Artist;<text:line-break/> <text:s text:c="6"/>};<text:line-break/> <text:s text:c="2"/>class_specification:<text:line-break/> <text:s text:c="6"/>{ </text:span><text:span text:style-name="Source_20_Text"><text:span text:style-name="T5">artist</text:span></text:span><text:span text:style-name="Source_20_Text">; in: class;<text:line-break/> <text:s text:c="8"/>instance_type: Artist;<text:line-break/> <text:s text:c="6"/>},<text:line-break/> <text:s text:c="6"/>{ </text:span><text:span text:style-name="Source_20_Text"><text:span text:style-name="T5">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h text:style-name="P7" text:outline-level="2">Представление свойств над типами данных</text:h>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2">свойства над типами данных</text:span></text:span><text:span text:style-name="T2">(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h text:style-name="P1" text:outline-level="3"><text:soft-page-break/>Пример</text:h>
      <text:p text:style-name="P3">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5">firstName: String;<text:line-break/></text:span><text:span text:style-name="T6"> <text:s text:c="9"/></text:span><text:span text:style-name="T5">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3">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h text:style-name="P9" text:outline-level="2">Представление объектных свойств</text:h>
      <text:p text:style-name="First_20_line_20_indent"><text:span text:style-name="T2">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2">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3">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 Отдельно стоит отметить, что объектные свойства, так же как и онтологические понятия, могут быть организованы в иерархию. </text:p>
      <text:h text:style-name="P1" text:outline-level="3">Пример</text:h>
      <text:p text:style-name="P3"><text:s/>Рассмотрим дополненную онтологию из предыдущего примера.</text:p>
      <text:p text:style-name="P2"><text:span text:style-name="Source_20_Text"><text:span text:style-name="T7">{ MuseumOntology; in: module;<text:line-break/> <text:s text:c="2"/>type:<text:line-break/> <text:s text:c="6"/>{ Artist; in: type;<text:line-break/> <text:s text:c="8"/></text:span></text:span><text:span text:style-name="Source_20_Text"><text:span text:style-name="T8">firstName: String;<text:line-break/> <text:s text:c="8"/>lastName: String;<text:line-break/></text:span></text:span><text:span text:style-name="Source_20_Text"><text:span text:style-name="T7"> <text:s text:c="6"/>},<text:line-break/> <text:s text:c="6"/>{ Painter; in: type;<text:line-break/> <text:s text:c="9"/>supertype: Artist;<text:line-break/></text:span></text:span><text:span text:style-name="Source_20_Text"><text:span text:style-name="T9"> <text:s text:c="8"/>paints: painting;<text:line-break/> <text:s text:c="11"/>metaslot<text:line-break/> <text:s text:c="15"/>in: Paints;<text:line-break/> <text:s text:c="11"/>end;</text:span></text:span><text:span text:style-name="Source_20_Text"><text:span text:style-name="T7"><text:line-break/> <text:s text:c="6"/>},<text:line-break/></text:span></text:span><text:span text:style-name="Source_20_Text"><text:span text:style-name="T8">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8"><text:line-break/></text:span></text:span><text:soft-page-break/><text:span text:style-name="Source_20_Text"><text:span text:style-name="T8"> <text:s text:c="6"/>};</text:span></text:span><text:span text:style-name="Source_20_Text"><text:span text:style-name="T7"><text:line-break/> <text:s text:c="2"/>class_specification:<text:line-break/></text:span></text:span><text:span text:style-name="Source_20_Text"><text:span text:style-name="T7">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5">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text:soft-page-break/>задающее отношение между понятиями «Картина» и «Художник»(«картина A 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h text:style-name="Heading_20_2" text:outline-level="2">Представление индивидов</text:h>
      <text:p text:style-name="First_20_line_20_indent">В канонической модели индивид, относящийся к онтологическому понятию, задается фреймом, у которого в значении специального слота in указан класс, соответствующий данному понятию. Этот фрейм также должен содержать слоты, задающие значения свойств над типами данных и объектных свойств, определенных для данного онтологического понятия. </text:p>
      <text:h text:style-name="Title" text:outline-level="3">Пример</text:h>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h text:style-name="Heading_20_2" text:outline-level="2"><text:soft-page-break/>Представление инвариантов над объектными свойствами</text:h>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1"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1"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1"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draw:frame draw:style-name="fr1"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1"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11">Каноническая модель содержит обширный набор встроенных предикатов и функций. Среди них:</text:p>
      <text:list xml:id="list845904769" text:style-name="L4">
        <text:list-item>
          <text:p text:style-name="P17">Арифметические предикаты: eq(равно), lt(меньше), le(меньше или <text:soft-page-break/>равно), ge(больше или равно), gt(больше), ne(не равно).</text:p>
        </text:list-item>
        <text:list-item>
          <text:p text:style-name="P17">Множественные предикаты: &gt;,&gt;=,&lt;=,&lt;, соответствующие теоретико-множественным операциям ⊃, ⊇, ⊆ и ⊂.</text:p>
        </text:list-item>
        <text:list-item>
          <text:p text:style-name="P17">Специальные предикаты is_in(принадлежность элемента множеству) и is_equal(эквивалентность множеств).</text:p>
        </text:list-item>
        <text:list-item>
          <text:p text:style-name="P17">Арифметические функции.</text:p>
        </text:list-item>
        <text:list-item>
          <text:p text:style-name="P17">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ограничений, широко используемых при моделировании онтологий. В нижеследующих разделах приведено их описание.</text:p>
      <text:h text:style-name="P12" text:outline-level="3" text:restart-numbering="true" text:start-value="-1"><text:soft-page-break/>Мощностные ограничения объектных свойств</text:h>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Пусть в спецификации онтологии определены классы <draw:frame draw:style-name="fr1" draw:name="Объект36" text:anchor-type="as-char" svg:width="0.483cm" svg:height="0.467cm" draw:z-index="35"><draw:object xlink:href="./Object 36" xlink:type="simple" xlink:show="embed" xlink:actuate="onLoad"/><draw:image xlink:href="./ObjectReplacements/Object 36" xlink:type="simple" xlink:show="embed" xlink:actuate="onLoad"/><svg:desc>формула</svg:desc></draw:frame> и <draw:frame draw:style-name="fr1" draw:name="Объект37" text:anchor-type="as-char" svg:width="0.52cm" svg:height="0.467cm" draw:z-index="36"><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1" draw:name="Объект40" text:anchor-type="as-char" svg:width="0.492cm" svg:height="0.467cm" draw:z-index="37"><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1" draw:name="Объект41" text:anchor-type="as-char" svg:width="0.483cm" svg:height="0.467cm" draw:z-index="38"><draw:object xlink:href="./Object 41" xlink:type="simple" xlink:show="embed" xlink:actuate="onLoad"/><draw:image xlink:href="./ObjectReplacements/Object 41" xlink:type="simple" xlink:show="embed" xlink:actuate="onLoad"/><svg:desc>формула</svg:desc></draw:frame> c множеством значений <draw:frame draw:style-name="fr1" draw:name="Объект42" text:anchor-type="as-char" svg:width="0.52cm" svg:height="0.467cm" draw:z-index="39"><draw:object xlink:href="./Object 42" xlink:type="simple" xlink:show="embed" xlink:actuate="onLoad"/><draw:image xlink:href="./ObjectReplacements/Object 42" xlink:type="simple" xlink:show="embed" xlink:actuate="onLoad"/><svg:desc>формула</svg:desc></draw:frame> и число <draw:frame draw:style-name="fr1" draw:name="Объект51" text:anchor-type="as-char" svg:width="1.111cm" svg:height="0.52cm" draw:z-index="50"><draw:object xlink:href="./Object 51" xlink:type="simple" xlink:show="embed" xlink:actuate="onLoad"/><draw:image xlink:href="./ObjectReplacements/Object 51" xlink:type="simple" xlink:show="embed" xlink:actuate="onLoad"/><svg:desc>формула</svg:desc></draw:frame>. Пусть <draw:frame draw:style-name="fr1" draw:name="Объект43" text:anchor-type="as-char" svg:width="0.661cm" svg:height="0.531cm" draw:z-index="40"><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1" draw:name="Объект44" text:anchor-type="as-char" svg:width="0.483cm" svg:height="0.467cm" draw:z-index="41"><draw:object xlink:href="./Object 44" xlink:type="simple" xlink:show="embed" xlink:actuate="onLoad"/><draw:image xlink:href="./ObjectReplacements/Object 44" xlink:type="simple" xlink:show="embed" xlink:actuate="onLoad"/><svg:desc>формула</svg:desc></draw:frame>, <draw:frame draw:style-name="fr1" draw:name="Объект45" text:anchor-type="as-char" svg:width="0.709cm" svg:height="0.531cm" draw:z-index="42"><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1" draw:name="Объект46" text:anchor-type="as-char" svg:width="0.52cm" svg:height="0.467cm" draw:z-index="43"><draw:object xlink:href="./Object 46" xlink:type="simple" xlink:show="embed" xlink:actuate="onLoad"/><draw:image xlink:href="./ObjectReplacements/Object 46" xlink:type="simple" xlink:show="embed" xlink:actuate="onLoad"/><svg:desc>формула</svg:desc></draw:frame>, <draw:frame draw:style-name="fr1" draw:name="Объект47" text:anchor-type="as-char" svg:width="0.695cm" svg:height="0.591cm" draw:z-index="44"><draw:object xlink:href="./Object 47" xlink:type="simple" xlink:show="embed" xlink:actuate="onLoad"/><draw:image xlink:href="./ObjectReplacements/Object 47" xlink:type="simple" xlink:show="embed" xlink:actuate="onLoad"/><svg:desc>формула</svg:desc></draw:frame> – атрибут <draw:frame draw:style-name="fr1" draw:name="Объект48" text:anchor-type="as-char" svg:width="0.661cm" svg:height="0.531cm" draw:z-index="45"><draw:object xlink:href="./Object 48" xlink:type="simple" xlink:show="embed" xlink:actuate="onLoad"/><draw:image xlink:href="./ObjectReplacements/Object 48" xlink:type="simple" xlink:show="embed" xlink:actuate="onLoad"/><svg:desc>формула</svg:desc></draw:frame>, соответствующий <draw:frame draw:style-name="fr1" draw:name="Объект49" text:anchor-type="as-char" svg:width="0.492cm" svg:height="0.467cm" draw:z-index="46"><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1" draw:name="Объект50" text:anchor-type="as-char" svg:width="0.492cm" svg:height="0.467cm" draw:z-index="47"><draw:object xlink:href="./Object 50" xlink:type="simple" xlink:show="embed" xlink:actuate="onLoad"/><draw:image xlink:href="./ObjectReplacements/Object 50" xlink:type="simple" xlink:show="embed" xlink:actuate="onLoad"/><svg:desc>формула</svg:desc></draw:frame>:</text:p>
      <text:list xml:id="list453814324" text:style-name="L6">
        <text:list-item>
          <text:p text:style-name="P19">Класс <draw:frame draw:style-name="fr1" draw:name="Объект38" text:anchor-type="as-char" svg:width="0.483cm" svg:height="0.467cm" draw:z-index="48"><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1" draw:name="Объект39" text:anchor-type="as-char" svg:width="0.661cm" svg:height="0.531cm" draw:z-index="49"><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1" draw:name="Объект52" text:anchor-type="as-char" svg:width="0.695cm" svg:height="0.591cm" draw:z-index="51"><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2" draw:name="Объект59" text:anchor-type="as-char" svg:width="6.288cm" svg:height="0.594cm" draw:z-index="93"><draw:object xlink:href="./Object 59" xlink:type="simple" xlink:show="embed" xlink:actuate="onLoad"/><draw:image xlink:href="./ObjectReplacements/Object 59" xlink:type="simple" xlink:show="embed" xlink:actuate="onLoad"/></draw:frame>. Данная формула задает ограничение максимальной мощности области значений атрибута <draw:frame draw:style-name="fr1" draw:name="Объект62" text:anchor-type="as-char" svg:width="0.695cm" svg:height="0.591cm" draw:z-index="60"><draw:object xlink:href="./Object 62" xlink:type="simple" xlink:show="embed" xlink:actuate="onLoad"/><draw:image xlink:href="./ObjectReplacements/Object 62" xlink:type="simple" xlink:show="embed" xlink:actuate="onLoad"/><svg:desc>формула</svg:desc></draw:frame>.</text:p>
        </text:list-item>
        <text:list-item>
          <text:p text:style-name="P19">Класс <draw:frame draw:style-name="fr1" draw:name="Объект53" text:anchor-type="as-char" svg:width="0.483cm" svg:height="0.467cm" draw:z-index="52"><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1" draw:name="Объект54" text:anchor-type="as-char" svg:width="0.661cm" svg:height="0.531cm" draw:z-index="53"><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1" draw:name="Объект55" text:anchor-type="as-char" svg:width="0.695cm" svg:height="0.591cm" draw:z-index="54"><draw:object xlink:href="./Object 55" xlink:type="simple" xlink:show="embed" xlink:actuate="onLoad"/><draw:image xlink:href="./ObjectReplacements/Object 55" xlink:type="simple" xlink:show="embed" xlink:actuate="onLoad"/><svg:desc>формула</svg:desc></draw:frame>, равна n. То есть, <draw:frame draw:style-name="fr1" draw:name="Объект61" text:anchor-type="as-char" svg:width="4.237cm" svg:height="0.594cm" draw:z-index="59"><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1" draw:name="Объект63" text:anchor-type="as-char" svg:width="0.695cm" svg:height="0.591cm" draw:z-index="61"><draw:object xlink:href="./Object 63" xlink:type="simple" xlink:show="embed" xlink:actuate="onLoad"/><draw:image xlink:href="./ObjectReplacements/Object 63" xlink:type="simple" xlink:show="embed" xlink:actuate="onLoad"/><svg:desc>формула</svg:desc></draw:frame>.</text:p>
        </text:list-item>
        <text:list-item>
          <text:p text:style-name="P19">Класс <draw:frame draw:style-name="fr1" draw:name="Объект56" text:anchor-type="as-char" svg:width="0.483cm" svg:height="0.467cm" draw:z-index="55"><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1" draw:name="Объект57" text:anchor-type="as-char" svg:width="0.661cm" svg:height="0.531cm" draw:z-index="56"><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1" draw:name="Объект58" text:anchor-type="as-char" svg:width="0.695cm" svg:height="0.591cm" draw:z-index="57"><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1" draw:name="Объект60" text:anchor-type="as-char" svg:width="6.288cm" svg:height="0.594cm" draw:z-index="58"><draw:object xlink:href="./Object 60" xlink:type="simple" xlink:show="embed" xlink:actuate="onLoad"/><draw:image xlink:href="./ObjectReplacements/Object 60" xlink:type="simple" xlink:show="embed" xlink:actuate="onLoad"/><svg:desc>формула</svg:desc></draw:frame>. Данная формула задает ограничение минимальной мощности области значений атрибута <draw:frame draw:style-name="fr1" draw:name="Объект64" text:anchor-type="as-char" svg:width="0.695cm" svg:height="0.591cm" draw:z-index="62"><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В канонической модели определена встроенная функция cardinal, возвращающая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h text:style-name="Title" text:outline-level="3"><text:soft-page-break/>Пример</text:h>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5">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text:soft-pag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h text:style-name="Heading_20_3" text:outline-level="3"><text:bookmark text:name="__RefHeading__2271_296842079"/>Ограничения множества значений объектных свойств<text:bookmark-end text:name="__RefHeading__2271_296842079"/></text:h>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1" draw:name="Объект6" text:anchor-type="as-char" svg:width="0.483cm" svg:height="0.467cm" draw:z-index="5"><draw:object xlink:href="./Object 6" xlink:type="simple" xlink:show="embed" xlink:actuate="onLoad"/><draw:image xlink:href="./ObjectReplacements/Object 6" xlink:type="simple" xlink:show="embed" xlink:actuate="onLoad"/></draw:frame>, <draw:frame draw:style-name="fr1" draw:name="Объект29" text:anchor-type="as-char" svg:width="0.52cm" svg:height="0.467cm" draw:z-index="28"><draw:object xlink:href="./Object 29" xlink:type="simple" xlink:show="embed" xlink:actuate="onLoad"/><draw:image xlink:href="./ObjectReplacements/Object 29" xlink:type="simple" xlink:show="embed" xlink:actuate="onLoad"/><svg:desc>формула</svg:desc></draw:frame> и <draw:frame draw:style-name="fr1" draw:name="Объект7" text:anchor-type="as-char" svg:width="1.194cm" svg:height="0.467cm" draw:z-index="6"><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1" draw:name="Объект8" text:anchor-type="as-char" svg:width="1.565cm" svg:height="0.531cm" draw:z-index="7"><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1" draw:name="Объект9" text:anchor-type="as-char" svg:width="0.492cm" svg:height="0.467cm" draw:z-index="8"><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1" draw:name="Объект14" text:anchor-type="as-char" svg:width="0.483cm" svg:height="0.467cm" draw:z-index="12"><draw:object xlink:href="./Object 14" xlink:type="simple" xlink:show="embed" xlink:actuate="onLoad"/><draw:image xlink:href="./ObjectReplacements/Object 14" xlink:type="simple" xlink:show="embed" xlink:actuate="onLoad"/><svg:desc>формула</svg:desc></draw:frame> c множеством значений <draw:frame draw:style-name="fr1" draw:name="Объект30" text:anchor-type="as-char" svg:width="0.52cm" svg:height="0.467cm" draw:z-index="29"><draw:object xlink:href="./Object 30" xlink:type="simple" xlink:show="embed" xlink:actuate="onLoad"/><draw:image xlink:href="./ObjectReplacements/Object 30" xlink:type="simple" xlink:show="embed" xlink:actuate="onLoad"/><svg:desc>формула</svg:desc></draw:frame>. Пусть <draw:frame draw:style-name="fr1" draw:name="Объект10" text:anchor-type="as-char" svg:width="0.661cm" svg:height="0.531cm" draw:z-index="9"><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1" draw:name="Объект11" text:anchor-type="as-char" svg:width="0.483cm" svg:height="0.467cm" draw:z-index="10"><draw:object xlink:href="./Object 11" xlink:type="simple" xlink:show="embed" xlink:actuate="onLoad"/><draw:image xlink:href="./ObjectReplacements/Object 11" xlink:type="simple" xlink:show="embed" xlink:actuate="onLoad"/><svg:desc>формула</svg:desc></draw:frame>, <draw:frame draw:style-name="fr1" draw:name="Объект34" text:anchor-type="as-char" svg:width="0.709cm" svg:height="0.531cm" draw:z-index="33"><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1" draw:name="Объект35" text:anchor-type="as-char" svg:width="0.52cm" svg:height="0.467cm" draw:z-index="34"><draw:object xlink:href="./Object 35" xlink:type="simple" xlink:show="embed" xlink:actuate="onLoad"/><draw:image xlink:href="./ObjectReplacements/Object 35" xlink:type="simple" xlink:show="embed" xlink:actuate="onLoad"/><svg:desc>формула</svg:desc></draw:frame>, <draw:frame draw:style-name="fr1" draw:name="Объект12" text:anchor-type="as-char" svg:width="0.695cm" svg:height="0.591cm" draw:z-index="11"><draw:object xlink:href="./Object 12" xlink:type="simple" xlink:show="embed" xlink:actuate="onLoad"/><draw:image xlink:href="./ObjectReplacements/Object 12" xlink:type="simple" xlink:show="embed" xlink:actuate="onLoad"/><svg:desc>формула</svg:desc></draw:frame> – атрибут <draw:frame draw:style-name="fr1" draw:name="Объект13" text:anchor-type="as-char" svg:width="0.661cm" svg:height="0.531cm" draw:z-index="13"><draw:object xlink:href="./Object 13" xlink:type="simple" xlink:show="embed" xlink:actuate="onLoad"/><draw:image xlink:href="./ObjectReplacements/Object 13" xlink:type="simple" xlink:show="embed" xlink:actuate="onLoad"/><svg:desc>формула</svg:desc></draw:frame>, соответствующий <draw:frame draw:style-name="fr1" draw:name="Объект15" text:anchor-type="as-char" svg:width="0.492cm" svg:height="0.467cm" draw:z-index="14"><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1" draw:name="Объект23" text:anchor-type="as-char" svg:width="0.492cm" svg:height="0.467cm" draw:z-index="22"><draw:object xlink:href="./Object 23" xlink:type="simple" xlink:show="embed" xlink:actuate="onLoad"/><draw:image xlink:href="./ObjectReplacements/Object 23" xlink:type="simple" xlink:show="embed" xlink:actuate="onLoad"/><svg:desc>формула</svg:desc></draw:frame>:</text:p>
      <text:list xml:id="list398018625" text:style-name="L5">
        <text:list-item>
          <text:p text:style-name="P18">Класс <draw:frame draw:style-name="fr1" draw:name="Объект22" text:anchor-type="as-char" svg:width="0.483cm" svg:height="0.467cm" draw:z-index="21"><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1" draw:name="Объект24" text:anchor-type="as-char" svg:width="0.661cm" svg:height="0.531cm" draw:z-index="23"><draw:object xlink:href="./Object 24" xlink:type="simple" xlink:show="embed" xlink:actuate="onLoad"/><draw:image xlink:href="./ObjectReplacements/Object 24" xlink:type="simple" xlink:show="embed" xlink:actuate="onLoad"/><svg:desc>формула</svg:desc></draw:frame>, у которых значение <draw:frame draw:style-name="fr1" draw:name="Объект16" text:anchor-type="as-char" svg:width="0.695cm" svg:height="0.591cm" draw:z-index="15"><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1" draw:name="Объект17" text:anchor-type="as-char" svg:width="0.559cm" svg:height="0.531cm" draw:z-index="16"><draw:object xlink:href="./Object 17" xlink:type="simple" xlink:show="embed" xlink:actuate="onLoad"/><draw:image xlink:href="./ObjectReplacements/Object 17" xlink:type="simple" xlink:show="embed" xlink:actuate="onLoad"/><svg:desc>формула</svg:desc></draw:frame>. То есть, <draw:frame draw:style-name="fr1" draw:name="Объект25" text:anchor-type="as-char" svg:width="4.228cm" svg:height="0.591cm" draw:z-index="24"><draw:object xlink:href="./Object 25" xlink:type="simple" xlink:show="embed" xlink:actuate="onLoad"/><draw:image xlink:href="./ObjectReplacements/Object 25" xlink:type="simple" xlink:show="embed" xlink:actuate="onLoad"/><svg:desc>формула</svg:desc></draw:frame>.</text:p>
        </text:list-item>
        <text:list-item>
          <text:p text:style-name="P18">Класс <draw:frame draw:style-name="fr1" draw:name="Объект26" text:anchor-type="as-char" svg:width="0.483cm" svg:height="0.467cm" draw:z-index="25"><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1" draw:name="Объект27" text:anchor-type="as-char" svg:width="0.661cm" svg:height="0.531cm" draw:z-index="26"><draw:object xlink:href="./Object 27" xlink:type="simple" xlink:show="embed" xlink:actuate="onLoad"/><draw:image xlink:href="./ObjectReplacements/Object 27" xlink:type="simple" xlink:show="embed" xlink:actuate="onLoad"/><svg:desc>формула</svg:desc></draw:frame>, у которых значение <draw:frame draw:style-name="fr1" draw:name="Объект18" text:anchor-type="as-char" svg:width="0.695cm" svg:height="0.591cm" draw:z-index="17"><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1" draw:name="Объект19" text:anchor-type="as-char" svg:width="0.492cm" svg:height="0.467cm" draw:z-index="18"><draw:object xlink:href="./Object 19" xlink:type="simple" xlink:show="embed" xlink:actuate="onLoad"/><draw:image xlink:href="./ObjectReplacements/Object 19" xlink:type="simple" xlink:show="embed" xlink:actuate="onLoad"/></draw:frame>. То есть, <draw:frame draw:style-name="fr1" draw:name="Объект28" text:anchor-type="as-char" svg:width="7.004cm" svg:height="0.591cm" draw:z-index="27"><draw:object xlink:href="./Object 28" xlink:type="simple" xlink:show="embed" xlink:actuate="onLoad"/><draw:image xlink:href="./ObjectReplacements/Object 28" xlink:type="simple" xlink:show="embed" xlink:actuate="onLoad"/><svg:desc>формула</svg:desc></draw:frame>.</text:p>
        </text:list-item>
        <text:list-item>
          <text:p text:style-name="P18">Класс <draw:frame draw:style-name="fr1" draw:name="Объект31" text:anchor-type="as-char" svg:width="0.483cm" svg:height="0.467cm" draw:z-index="30"><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1" draw:name="Объект32" text:anchor-type="as-char" svg:width="0.661cm" svg:height="0.531cm" draw:z-index="31"><draw:object xlink:href="./Object 32" xlink:type="simple" xlink:show="embed" xlink:actuate="onLoad"/><draw:image xlink:href="./ObjectReplacements/Object 32" xlink:type="simple" xlink:show="embed" xlink:actuate="onLoad"/><svg:desc>формула</svg:desc></draw:frame>, у которых значение <draw:frame draw:style-name="fr1" draw:name="Объект20" text:anchor-type="as-char" svg:width="0.695cm" svg:height="0.591cm" draw:z-index="19"><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text:soft-page-break/>класса <draw:frame draw:style-name="fr1" draw:name="Объект21" text:anchor-type="as-char" svg:width="0.492cm" svg:height="0.467cm" draw:z-index="20"><draw:object xlink:href="./Object 21" xlink:type="simple" xlink:show="embed" xlink:actuate="onLoad"/><draw:image xlink:href="./ObjectReplacements/Object 21" xlink:type="simple" xlink:show="embed" xlink:actuate="onLoad"/><svg:desc>формула</svg:desc></draw:frame>. То есть, <draw:frame draw:style-name="fr1" draw:name="Объект33" text:anchor-type="as-char" svg:width="7.163cm" svg:height="0.591cm" draw:z-index="32"><draw:object xlink:href="./Object 33" xlink:type="simple" xlink:show="embed" xlink:actuate="onLoad"/><draw:image xlink:href="./ObjectReplacements/Object 33" xlink:type="simple" xlink:show="embed" xlink:actuate="onLoad"/><svg:desc>формула</svg:desc></draw:frame>.</text:p>
        </text:list-item>
      </text:list>
      <text:h text:style-name="Title" text:outline-level="3">Пример</text:h>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5">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5">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text:soft-pag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h text:style-name="Heading_20_2" text:outline-level="2"><text:bookmark text:name="__RefHeading__2373_296842079"/>Представление логических операций над классами<text:bookmark-end text:name="__RefHeading__2373_296842079"/></text:h>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draw:frame draw:style-name="fr1" draw:name="Объект65" text:anchor-type="as-char" svg:width="0.647cm" svg:height="0.531cm" draw:z-index="63"><draw:object xlink:href="./Object 65" xlink:type="simple" xlink:show="embed" xlink:actuate="onLoad"/><draw:image xlink:href="./ObjectReplacements/Object 65" xlink:type="simple" xlink:show="embed" xlink:actuate="onLoad"/><svg:desc>формула</svg:desc></draw:frame> и <draw:frame draw:style-name="fr1" draw:name="Объект66" text:anchor-type="as-char" svg:width="0.654cm" svg:height="0.531cm" draw:z-index="64"><draw:object xlink:href="./Object 66" xlink:type="simple" xlink:show="embed" xlink:actuate="onLoad"/><draw:image xlink:href="./ObjectReplacements/Object 66" xlink:type="simple" xlink:show="embed" xlink:actuate="onLoad"/><svg:desc>формула</svg:desc></draw:frame>, соответствующие некоторым онтологическим понятиям, <text:s/>Пусть <draw:frame draw:style-name="fr1" draw:name="Объект72" text:anchor-type="as-char" svg:width="0.661cm" svg:height="0.591cm" draw:z-index="65"><draw:object xlink:href="./Object 72" xlink:type="simple" xlink:show="embed" xlink:actuate="onLoad"/><draw:image xlink:href="./ObjectReplacements/Object 72" xlink:type="simple" xlink:show="embed" xlink:actuate="onLoad"/><svg:desc>формула</svg:desc></draw:frame> – АТД экземпляров класса <draw:frame draw:style-name="fr1" draw:name="Объект73" text:anchor-type="as-char" svg:width="0.647cm" svg:height="0.531cm" draw:z-index="66"><draw:object xlink:href="./Object 73" xlink:type="simple" xlink:show="embed" xlink:actuate="onLoad"/><draw:image xlink:href="./ObjectReplacements/Object 73" xlink:type="simple" xlink:show="embed" xlink:actuate="onLoad"/><svg:desc>формула</svg:desc></draw:frame>, <draw:frame draw:style-name="fr1" draw:name="Объект74" text:anchor-type="as-char" svg:width="0.661cm" svg:height="0.591cm" draw:z-index="67"><draw:object xlink:href="./Object 74" xlink:type="simple" xlink:show="embed" xlink:actuate="onLoad"/><draw:image xlink:href="./ObjectReplacements/Object 74" xlink:type="simple" xlink:show="embed" xlink:actuate="onLoad"/><svg:desc>формула</svg:desc></draw:frame> – АТД экземпляров класса <draw:frame draw:style-name="fr1" draw:name="Объект75" text:anchor-type="as-char" svg:width="0.654cm" svg:height="0.531cm" draw:z-index="68"><draw:object xlink:href="./Object 75" xlink:type="simple" xlink:show="embed" xlink:actuate="onLoad"/><draw:image xlink:href="./ObjectReplacements/Object 75" xlink:type="simple" xlink:show="embed" xlink:actuate="onLoad"/><svg:desc>формула</svg:desc></draw:frame>, <draw:frame draw:style-name="fr1" draw:name="Объект76" text:anchor-type="as-char" svg:width="0.628cm" svg:height="0.531cm" draw:z-index="69"><draw:object xlink:href="./Object 76" xlink:type="simple" xlink:show="embed" xlink:actuate="onLoad"/><draw:image xlink:href="./ObjectReplacements/Object 76" xlink:type="simple" xlink:show="embed" xlink:actuate="onLoad"/><svg:desc>формула</svg:desc></draw:frame> – множество <text:soft-page-break/>атрибутов <draw:frame draw:style-name="fr1" draw:name="Объект77" text:anchor-type="as-char" svg:width="0.661cm" svg:height="0.591cm" draw:z-index="70"><draw:object xlink:href="./Object 77" xlink:type="simple" xlink:show="embed" xlink:actuate="onLoad"/><draw:image xlink:href="./ObjectReplacements/Object 77" xlink:type="simple" xlink:show="embed" xlink:actuate="onLoad"/><svg:desc>формула</svg:desc></draw:frame>, <draw:frame draw:style-name="fr1" draw:name="Объект67" text:anchor-type="as-char" svg:width="0.635cm" svg:height="0.531cm" draw:z-index="71"><draw:object xlink:href="./Object 67" xlink:type="simple" xlink:show="embed" xlink:actuate="onLoad"/><draw:image xlink:href="./ObjectReplacements/Object 67" xlink:type="simple" xlink:show="embed" xlink:actuate="onLoad"/><svg:desc>формула</svg:desc></draw:frame> – множество атрибутов <draw:frame draw:style-name="fr1" draw:name="Объект68" text:anchor-type="as-char" svg:width="0.661cm" svg:height="0.591cm" draw:z-index="72"><draw:object xlink:href="./Object 68" xlink:type="simple" xlink:show="embed" xlink:actuate="onLoad"/><draw:image xlink:href="./ObjectReplacements/Object 68" xlink:type="simple" xlink:show="embed" xlink:actuate="onLoad"/><svg:desc>формула</svg:desc></draw:frame>. Тогда возможны три способа задания класса <draw:frame draw:style-name="fr1" draw:name="Объект71" text:anchor-type="as-char" svg:width="0.647cm" svg:height="0.531cm" draw:z-index="75"><draw:object xlink:href="./Object 71" xlink:type="simple" xlink:show="embed" xlink:actuate="onLoad"/><draw:image xlink:href="./ObjectReplacements/Object 71" xlink:type="simple" xlink:show="embed" xlink:actuate="onLoad"/><svg:desc>формула</svg:desc></draw:frame> как логической комбинации <draw:frame draw:style-name="fr1" draw:name="Объект69" text:anchor-type="as-char" svg:width="0.647cm" svg:height="0.531cm" draw:z-index="73"><draw:object xlink:href="./Object 69" xlink:type="simple" xlink:show="embed" xlink:actuate="onLoad"/><draw:image xlink:href="./ObjectReplacements/Object 69" xlink:type="simple" xlink:show="embed" xlink:actuate="onLoad"/><svg:desc>формула</svg:desc></draw:frame> и <draw:frame draw:style-name="fr1" draw:name="Объект70" text:anchor-type="as-char" svg:width="0.654cm" svg:height="0.531cm" draw:z-index="74"><draw:object xlink:href="./Object 70" xlink:type="simple" xlink:show="embed" xlink:actuate="onLoad"/><draw:image xlink:href="./ObjectReplacements/Object 70" xlink:type="simple" xlink:show="embed" xlink:actuate="onLoad"/><svg:desc>формула</svg:desc></draw:frame>:</text:p>
      <text:list xml:id="list408871574" text:style-name="L7">
        <text:list-item>
          <text:p text:style-name="P20">Класс <draw:frame draw:style-name="fr1" draw:name="Объект78" text:anchor-type="as-char" svg:width="0.647cm" svg:height="0.531cm" draw:z-index="76"><draw:object xlink:href="./Object 78" xlink:type="simple" xlink:show="embed" xlink:actuate="onLoad"/><draw:image xlink:href="./ObjectReplacements/Object 78" xlink:type="simple" xlink:show="embed" xlink:actuate="onLoad"/><svg:desc>формула</svg:desc></draw:frame> – пересечение классов <draw:frame draw:style-name="fr1" draw:name="Объект79" text:anchor-type="as-char" svg:width="0.647cm" svg:height="0.531cm" draw:z-index="77"><draw:object xlink:href="./Object 79" xlink:type="simple" xlink:show="embed" xlink:actuate="onLoad"/><draw:image xlink:href="./ObjectReplacements/Object 79" xlink:type="simple" xlink:show="embed" xlink:actuate="onLoad"/><svg:desc>формула</svg:desc></draw:frame> и <draw:frame draw:style-name="fr1" draw:name="Объект80" text:anchor-type="as-char" svg:width="0.654cm" svg:height="0.531cm" draw:z-index="78"><draw:object xlink:href="./Object 80" xlink:type="simple" xlink:show="embed" xlink:actuate="onLoad"/><draw:image xlink:href="./ObjectReplacements/Object 80" xlink:type="simple" xlink:show="embed" xlink:actuate="onLoad"/><svg:desc>формула</svg:desc></draw:frame>. То есть, <draw:frame draw:style-name="fr1" draw:name="Объект87" text:anchor-type="as-char" svg:width="2.545cm" svg:height="0.531cm" draw:z-index="85"><draw:object xlink:href="./Object 87" xlink:type="simple" xlink:show="embed" xlink:actuate="onLoad"/><draw:image xlink:href="./ObjectReplacements/Object 87" xlink:type="simple" xlink:show="embed" xlink:actuate="onLoad"/><svg:desc>формула</svg:desc></draw:frame>.</text:p>
        </text:list-item>
        <text:list-item>
          <text:p text:style-name="P20">Класс <draw:frame draw:style-name="fr1" draw:name="Объект81" text:anchor-type="as-char" svg:width="0.647cm" svg:height="0.531cm" draw:z-index="79"><draw:object xlink:href="./Object 81" xlink:type="simple" xlink:show="embed" xlink:actuate="onLoad"/><draw:image xlink:href="./ObjectReplacements/Object 81" xlink:type="simple" xlink:show="embed" xlink:actuate="onLoad"/><svg:desc>формула</svg:desc></draw:frame> – объединение классов <draw:frame draw:style-name="fr1" draw:name="Объект82" text:anchor-type="as-char" svg:width="0.647cm" svg:height="0.531cm" draw:z-index="80"><draw:object xlink:href="./Object 82" xlink:type="simple" xlink:show="embed" xlink:actuate="onLoad"/><draw:image xlink:href="./ObjectReplacements/Object 82" xlink:type="simple" xlink:show="embed" xlink:actuate="onLoad"/><svg:desc>формула</svg:desc></draw:frame> и <draw:frame draw:style-name="fr1" draw:name="Объект83" text:anchor-type="as-char" svg:width="0.654cm" svg:height="0.531cm" draw:z-index="81"><draw:object xlink:href="./Object 83" xlink:type="simple" xlink:show="embed" xlink:actuate="onLoad"/><draw:image xlink:href="./ObjectReplacements/Object 83" xlink:type="simple" xlink:show="embed" xlink:actuate="onLoad"/><svg:desc>формула</svg:desc></draw:frame>. То есть, <draw:frame draw:style-name="fr1" draw:name="Объект88" text:anchor-type="as-char" svg:width="2.549cm" svg:height="0.531cm" draw:z-index="87"><draw:object xlink:href="./Object 88" xlink:type="simple" xlink:show="embed" xlink:actuate="onLoad"/><draw:image xlink:href="./ObjectReplacements/Object 88" xlink:type="simple" xlink:show="embed" xlink:actuate="onLoad"/></draw:frame>.</text:p>
        </text:list-item>
        <text:list-item>
          <text:p text:style-name="P20">Класс <draw:frame draw:style-name="fr1" draw:name="Объект84" text:anchor-type="as-char" svg:width="0.647cm" svg:height="0.531cm" draw:z-index="82"><draw:object xlink:href="./Object 84" xlink:type="simple" xlink:show="embed" xlink:actuate="onLoad"/><draw:image xlink:href="./ObjectReplacements/Object 84" xlink:type="simple" xlink:show="embed" xlink:actuate="onLoad"/><svg:desc>формула</svg:desc></draw:frame> – разность классов <draw:frame draw:style-name="fr1" draw:name="Объект85" text:anchor-type="as-char" svg:width="0.647cm" svg:height="0.531cm" draw:z-index="83"><draw:object xlink:href="./Object 85" xlink:type="simple" xlink:show="embed" xlink:actuate="onLoad"/><draw:image xlink:href="./ObjectReplacements/Object 85" xlink:type="simple" xlink:show="embed" xlink:actuate="onLoad"/><svg:desc>формула</svg:desc></draw:frame> и <draw:frame draw:style-name="fr1" draw:name="Объект86" text:anchor-type="as-char" svg:width="0.654cm" svg:height="0.531cm" draw:z-index="84"><draw:object xlink:href="./Object 86" xlink:type="simple" xlink:show="embed" xlink:actuate="onLoad"/><draw:image xlink:href="./ObjectReplacements/Object 86" xlink:type="simple" xlink:show="embed" xlink:actuate="onLoad"/><svg:desc>формула</svg:desc></draw:frame>. То есть, <draw:frame draw:style-name="fr1" draw:name="Объект89" text:anchor-type="as-char" svg:width="2.471cm" svg:height="0.531cm" draw:z-index="86"><draw:object xlink:href="./Object 89" xlink:type="simple" xlink:show="embed" xlink:actuate="onLoad"/><draw:image xlink:href="./ObjectReplacements/Object 89" xlink:type="simple" xlink:show="embed" xlink:actuate="onLoad"/><svg:desc>формула</svg:desc></draw:frame>.</text:p>
        </text:list-item>
      </text:list>
      <text:p text:style-name="First_20_line_20_indent">Для <draw:frame draw:style-name="fr1" draw:name="Объект91" text:anchor-type="as-char" svg:width="0.661cm" svg:height="0.591cm" draw:z-index="89"><draw:object xlink:href="./Object 91" xlink:type="simple" xlink:show="embed" xlink:actuate="onLoad"/><draw:image xlink:href="./ObjectReplacements/Object 91" xlink:type="simple" xlink:show="embed" xlink:actuate="onLoad"/><svg:desc>формула</svg:desc></draw:frame> – АТД экземпляров класса <draw:frame draw:style-name="fr1" draw:name="Объект90" text:anchor-type="as-char" svg:width="0.647cm" svg:height="0.531cm" draw:z-index="88"><draw:object xlink:href="./Object 90" xlink:type="simple" xlink:show="embed" xlink:actuate="onLoad"/><draw:image xlink:href="./ObjectReplacements/Object 90" xlink:type="simple" xlink:show="embed" xlink:actuate="onLoad"/><svg:desc>формула</svg:desc></draw:frame> с множеством атрибутов <draw:frame draw:style-name="fr1" draw:name="Объект92" text:anchor-type="as-char" svg:width="0.63cm" svg:height="0.531cm" draw:z-index="90"><draw:object xlink:href="./Object 92" xlink:type="simple" xlink:show="embed" xlink:actuate="onLoad"/><draw:image xlink:href="./ObjectReplacements/Object 92" xlink:type="simple" xlink:show="embed" xlink:actuate="onLoad"/><svg:desc>формула</svg:desc></draw:frame> – должно выполняться следующее условие: <draw:frame draw:style-name="fr1" draw:name="Объект93" text:anchor-type="as-char" svg:width="2.198cm" svg:height="0.531cm" draw:z-index="91"><draw:object xlink:href="./Object 93" xlink:type="simple" xlink:show="embed" xlink:actuate="onLoad"/><draw:image xlink:href="./ObjectReplacements/Object 93" xlink:type="simple" xlink:show="embed" xlink:actuate="onLoad"/><svg:desc>формула</svg:desc></draw:frame>. Иными словами, АТД класса <draw:frame draw:style-name="fr1" draw:name="Объект94" text:anchor-type="as-char" svg:width="0.647cm" svg:height="0.531cm" draw:z-index="92"><draw:object xlink:href="./Object 94" xlink:type="simple" xlink:show="embed" xlink:actuate="onLoad"/><draw:image xlink:href="./ObjectReplacements/Object 94" xlink:type="simple" xlink:show="embed" xlink:actuate="onLoad"/><svg:desc>формула</svg:desc></draw:frame> должен содержать атрибуты классов, входящих в логическую комбинацию.</text:p>
      <text:h text:style-name="Title" text:outline-level="3">Пример</text:h>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text:soft-pag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5"><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pan text:style-name="T5">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 <text:s text:c="5"/><text:bookmark text:name="firstHeading"/>{ FrenchRegion; in: region }<text:line-break/>}</text:p>
      <text:p text:style-name="First_20_line_20_indent">В данном примере определено объектное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text:soft-page-break/>онтологическое понятие «Сухое французское вино», задан как пересечение классов dryWine и frenchWine. Все три понятия являются уточнением понятия «Вино», что обеспечивает выполнение требования о включении атрибутов АТД экземпляров классов, входящих в логическую комбинацию, в АТД класса, определяемого этой логической комбинацией.</text:p>
      <text:h text:style-name="Heading_20_2" text:outline-level="2"><text:bookmark text:name="__RefHeading__2720_296842079"/>Представление онтологических понятий в виде перечислений<text:bookmark-end text:name="__RefHeading__2720_296842079"/></text:h>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h text:style-name="Title" text:outline-level="3">Пример</text:h>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5"> <text:s text:c="13"/>enumerationInvariant: <text:line-break/> <text:s text:c="16"/>{ in: predicative, invariant;<text:line-break/> <text:s text:c="18"/>{ predicative;<text:line-break/> <text:s text:c="20"/>is_equal(wineColor, {White,Rose,Red})<text:line-break/> <text:s text:c="18"/>}<text:line-break/> <text:s text:c="16"/>}</text:span><text:span text:style-name="T6"><text:line-break/> <text:s text:c="12"/>}</text:span><text:line-break/> <text:s text:c="5"/>},<text:line-break/> <text:s text:c="5"/>{ White; in: wineColor },<text:line-break/> <text:s text:c="5"/>{ Red; in: wineColor },<text:line-break/> <text:s text:c="5"/><text:bookmark text:name="firstHeading1"/>{ Rose; in: wineColor }<text:line-break/>}</text:p>
      <text:p text:style-name="First_20_line_20_indent">В рассматриваемом примере определено онтологическое понятие «Цвет вина» и три индивид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индивид, кроме перечисленных в множестве, не может являться членом класса wineColor.</text:p>
      <text:h text:style-name="Heading_20_2" text:outline-level="2"><text:soft-page-break/>Представление разобщенных понятий</text:h>
      <text:p text:style-name="First_20_line_20_indent">Два онтологических понятия называются разобщенными, если любой индивид, входящий в одно из них, не может входит в другое. Разобщение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разобщения достаточно в инварианте АТД экземпляров класса, соответствующего одному из разобщенных понятий, явно указать, что пересечение с классом, соответствующим другому разобщаемому понятию, пусто. </text:p>
      <text:h text:style-name="Title" text:outline-level="3">Пример</text:h>
      <text:p text:style-name="Исходный_20_код">{ FruitOntology; in: module;<text:line-break/> <text:s text:c="2"/>class:<text:line-break/> <text:s text:c="5"/>{ sweetFruit; in: class;<text:line-break/> <text:s text:c="7"/>instance_type:<text:line-break/> <text:s text:c="11"/>{ in: type;<text:line-break/><text:span text:style-name="T5"> <text:s text:c="13"/>disjointInvariant: <text:line-break/> <text:s text:c="16"/>{ in: predicative, invariant;<text:line-break/> <text:s text:c="18"/>{ predicative;<text:line-break/> <text:s text:c="20"/>is_empty(intersect(sweetFruit,nonSweetFruit))<text:line-break/> <text:s text:c="18"/>}<text:line-break/> <text:s text:c="16"/>}</text:span><text:span text:style-name="T6"><text:line-break/> <text:s text:c="12"/>}</text:span><text:line-break/> <text:s text:c="5"/>},<text:line-break/> <text:s text:c="5"/>{ nonSweetFruit; in: class;<text:line-break/> <text:s text:c="7"/>instance_type:<text:line-break/> <text:s text:c="11"/>{ in: type;<text:span text:style-name="T6"><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разобщение вышеуказанных понятий. Встроенный предикат is_empty проверяет множество на пустоту.</text:p>
      <text:h text:style-name="Heading_20_1" text:outline-level="1">Построение отображения канонической информационной модели в онтологическую модель OWL</text:h>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h text:style-name="Heading_20_2" text:outline-level="2">Отображение встроенных типов данных</text:h>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знаковый целочисленный тип), uint(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35"><text:span text:style-name="T10">Нумерация таблиц</text:span></text:p></office:annotation>.</text:p>
      <text:p text:style-name="P33">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number-columns-repeated="2"/>
        <table:table-header-rows>
          <table:table-row>
            <table:table-cell table:style-name="Таблица1.A1" office:value-type="string">
              <text:p text:style-name="P34">Тип языка СИНТЕЗ</text:p>
            </table:table-cell>
            <table:table-cell table:style-name="Таблица1.B1" office:value-type="string">
              <text:p text:style-name="P34">Тип из XML Schema</text:p>
            </table:table-cell>
          </table:table-row>
        </table:table-header-rows>
        <table:table-row>
          <table:table-cell table:style-name="Таблица1.A2" office:value-type="string">
            <text:p text:style-name="Table_20_Contents">int</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int</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h text:style-name="Heading_20_2" text:outline-level="2"><text:soft-page-break/>Отображение онтологических понятий</text:h>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rdfs:subClassOf,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h text:style-name="Heading_20_2" text:outline-level="2"><text:soft-page-break/>Отображение свойств над типом данных</text:h>
      <text:p text:style-name="First_20_line_20_indent">Для спецификации свойств над типами данных в языке OWL используется элемент owl:DatatypeProperty. Элементы rdfs:domain и rdfs:range задают область определения и множество значений(в данном случае тип данных из XML Schema). </text:p>
      <text:h text:style-name="Title" text:outline-level="3">Пример</text:h>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объектного свойства является типа данных из XML Schema, 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над типом данных sampleType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6"><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text:soft-page-break/>Таким образом, спецификация свойства над типом данных языка СИНТЕЗ отображается в спецификацию свойства на языке OWL следующим образом: </text:p>
      <text:list xml:id="list2099940898" text:style-name="L11">
        <text:list-item>
          <text:p text:style-name="P21">Атрибут АТД соответствующего понятия, задающий свойство отображается в элемент owl:DatatypeProperty, у которого значение атрибута rdf:id совпадает с именем атрибута АТД исходной спецификации.</text:p>
        </text:list-item>
        <text:list-item>
          <text:p text:style-name="P21">В значение атрибута rdf:about элемента rdfs:domai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rdfs:domain. </text:p>
        </text:list-item>
        <text:list-item>
          <text:p text:style-name="P21">В значение атрибута rdf:about элемента rdfs:range заносится имя типа данных, полученного при отображении исходного типа данных в тип XML Schema.</text:p>
        </text:list-item>
      </text:list>
      <text:h text:style-name="Heading_20_2" text:outline-level="2">Отображение объектных свойств</text:h>
      <text:p text:style-name="First_20_line_20_indent">Для задания объектных свойств в языке OWL используется элемент owl:ObjectProperty. Как и в случае свойств над типом данных, элементы rdfs:domain и rdfs:range задают область определения и множество значений объектного свойства, но в этом случае областью значений является класс, задающий онтологическое понятие. Как и в канонической модели, в языке OWL объектные свойства могут быть организованы в иерархию. Для этих целей существует элемент rdfs:subPropertyOf, в атрибуте rdf:about которого указывается родительское понятие в иерархии. Элемент owl:inverseOf позволяет указывать инверсное объектное свойство. Элементы owl:minCardinality, owl:maxCardinality и owl:cardinality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объектных свойств «Рисует»(Paints) и «Нарисована»(HasPainter) для онтологических понятий «Художник»(Painter) и «Картина»(Painting) на языке OWL:</text:p>
      <text:p text:style-name="Исходный_20_код"><text:soft-page-break/>…</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объектном свойстве HasPainter означает следующее: «картина должна иметь хотя бы одного автора». В атрибуте rdf:datatype указан тип данных, соответствующий значению ограничения. </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6"><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объектного свойства sampleProperty будет следующей:</text:p>
      <text:p text:style-name="Исходный_20_код">…<text:line-break/>&lt;owl:Class rdf:ID="sampleConcept"/&gt;<text:line-break/><text:soft-pag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объектных свойств в канонической модели отображаются в спецификации на языке OWL следующим образом:</text:p>
      <text:list xml:id="list1320736283" text:style-name="L12">
        <text:list-item>
          <text:p text:style-name="P22">Метакласс ассоциации, задающий объектное свойство, отображается в элемент owl:ObjectProperty с таким же именем, занесенным в значение атрибута rdf:ID.</text:p>
        </text:list-item>
        <text:list-item>
          <text:p text:style-name="P22">Если задано инверсное свойство(метакласс ассоциации имеет атрибут inverse), то создается элемент owl:inverseOf, в атрибуте rdf:about которого указывается значение атрибута inverse метакласса ассоциации.</text:p>
        </text:list-item>
        <text:list-item>
          <text:p text:style-name="P22">В значение атрибута rdf:about элемента rdfs:domai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rdfs:domain. </text:p>
        </text:list-item>
        <text:list-item>
          <text:p text:style-name="P22">В значение атрибута rdf:about элемента rdfs:range заносится имя класса данных, полученного при отображении исходного онтологического понятия, соответствующего области значений объектного свойства, в спецификацию на языке OWL. </text:p>
        </text:list-item>
        <text:list-item>
          <text:p text:style-name="P22">Если заданы глобальные мощностные ограничения объектного свойства, то создаются элементы owl:minCardinality,owl:maxCardinality или owl:cardinality с соответствующими значениями.</text:p>
        </text:list-item>
      </text:list>
      <text:h text:style-name="Heading_20_2" text:outline-level="2">Отображение индивидов</text:h>
      <text:p text:style-name="First_20_line_20_indent">Для задания индивидов в языке OWL используются элементы с именами классов, задающих онтологические понятия. В них содержатся элементы, задающие значения свойств над типами данных и объектных свойств. Важно заметить, что если задана принадлежность двух индивидов к одному и тому же <text:soft-page-break/>классу, то чтобы в OWL они считались различными, требуется явное указание этого факта с помощью конструкции owl:differentFrom или owl:allDifferent.</text:p>
      <text:h text:style-name="Title" text:outline-level="3">Пример</text:h>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объектное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owl:differentFrom явно задают различие индивидов принадлежащих одному классу. </text:p>
      <text:p text:style-name="First_20_line_20_indent">Рассмотрим спецификацию индивидов sampleIndividual1 и sampleIndividual2, принадлежащего некоторому онтологическому понятию sampleConcept, на котором определено объектное свойство sampleProperty с областью значений sampleRange. Также пусть заданы некие индивиды sampleValue1 и sampleValue2 онтологического понятия sampleRange.</text:p>
      <text:p text:style-name="Исходный_20_код">{ sampleRange; in: class;<text:line-break/>…<text:line-break/><text:soft-page-break/>}<text:line-break/>{ sampleConcept; in: class;<text:line-break/> <text:s/>instance_type:<text:line-break/> <text:s text:c="5"/>{ in: type;<text:line-break/> <text:s text:c="7"/>sampleProperty: sampleRange;<text:line-break/> <text:s text:c="11"/>metaslot in: SampleProperty; end;<text:span text:style-name="T6"><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lt;owl:AllDifferent&gt;<text:line-break/> <text:s/>&lt;owl:distinctMembers rdf:parseType="Collection"&gt;<text:lin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индивидов на языке СИНТЕЗ отображается в спецификацию <text:soft-page-break/>индивидов на языке OWL следующим образом:</text:p>
      <text:list xml:id="list1180003131" text:style-name="L13">
        <text:list-item>
          <text:p text:style-name="P23">Каждый фрейм, задающий индвид в канонической модели, отображается в соответствующий элемент OWL, задающий индивид. </text:p>
        </text:list-item>
        <text:list-item>
          <text:p text:style-name="P23">Классом этого индвида устанавливается образ отображенного онтологического понятия, к которому относится индвид в канонической модели.</text:p>
        </text:list-item>
        <text:list-item>
          <text:p text:style-name="P23">Все значения атрибутов, соответствующих значениям объектных свойств или свойств типов данных, отображаются в соответствующие элементы индивида на языке OWL.</text:p>
        </text:list-item>
        <text:list-item>
          <text:p text:style-name="P23">Создается элемент owl:AllDifferent с подэлементом owl:distinctMembers, в котором перечисляются все отображенные индивиды. Этот элемент явно задает отличие этих индивидов. </text:p>
        </text:list-item>
      </text:list>
      <text:h text:style-name="Heading_20_2" text:outline-level="2">Отображение инвариантов над объектными свойствами</text:h>
      <text:p text:style-name="First_20_line_20_indent">Для задания ограничений на объектные свойства в языке OWL существует специальный элемент owl:Restriction. Этот элемент предназначен для неявного объявления класса, заданного некоторым ограничением объектного свойства. В подэлементе owl:onProperty указывается объектное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объектными свойствами. Рассмотрим построение отображения для каждого из них в отдельности.</text:p>
      <text:h text:style-name="Heading_20_3" text:outline-level="3">Отображение мощностных ограничений объектных свойств</text:h>
      <text:p text:style-name="First_20_line_20_indent">Для задания мощностных ограничений в языке OWL используются три вида элементов: owl:minCardinality, owl:cardinality, owl:maxCardinality. Эти элементы задают минимальную, точную и максимальную мощности соответственно. </text:p>
      <text:h text:style-name="Title" text:outline-level="3">Пример</text:h>
      <text:p text:style-name="First_20_line_20_indent">Ниже приведена спецификация онтологических понятий «Художник»(Painter), «Известный художник»(FamousPainter), «Картина»(Painting) и объектного свойства «Рисует»(Paints), для которого <text:soft-page-break/>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line-break/> <text:s text:c="7"/>sampleInvariant<text:span text:style-name="T5">: <text:line-break/> <text:s text:c="8"/>{ in: predicative, invariant;<text:line-break/> <text:s text:c="10"/>{ predicative:<text:line-break/> <text:s text:c="12"/>sampleConcept &lt;= { X/sampleConcept.inst | cardinal(X.sampleProperty) = value }<text:line-break/> <text:s text:c="10"/>}<text:line-break/> <text:s text:c="8"/>}</text:span><text:span text:style-name="T6"><text:line-break/> <text:s text:c="6"/>}</text:span><text:line-break/>},<text:line-break/><text:soft-pag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объектного свойства sampleProperty. Этот инвариант отображается в язык OWL следующим образом:</text:p>
      <text:p text:style-name="Исходный_20_код">&lt;owl:Class rdf:ID="sampleConcept"&gt;<text:line-break/><text:span text:style-name="T5">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объектных свойств на языке СИНТЕЗ отображаются в язык OWL следующим образом:</text:p>
      <text:list xml:id="list1508895908" text:style-name="L15">
        <text:list-item>
          <text:p text:style-name="P24">Если предикативная спецификация инварианта АТД экземпляров класса, задающего онтологическое понятие, содержит формулу вида <draw:frame draw:style-name="fr2" draw:name="Объект95" text:anchor-type="as-char" svg:width="6.288cm" svg:height="0.594cm" draw:z-index="94"><draw:object xlink:href="./Object 95" xlink:type="simple" xlink:show="embed" xlink:actuate="onLoad"/><draw:image xlink:href="./ObjectReplacements/Object 95" xlink:type="simple" xlink:show="embed" xlink:actuate="onLoad"/><svg:desc>формула</svg:desc></draw:frame>, то в OWL-класс, соответствующий онтологическому понятию, добавляется элемент <text:span text:style-name="T6">rdfs:subClassOf</text:span><text:span text:style-name="T5"> </text:span><text:span text:style-name="T6">с подэлементом owl:restriction, в котором содержатся элементы owl:onProperty и owl:maxCardinality с </text:span>соответствующими<text:span text:style-name="T6"> значениями названия объектного свойства и мощности.</text:span></text:p>
        </text:list-item>
        <text:list-item>
          <text:p text:style-name="P24"><text:span text:style-name="T6">Если предикативная спецификация инварианта АТД экземпляров класса, задающего онтологическое понятие, содержит формулу вида </text:span><text:span text:style-name="T6"><draw:frame draw:style-name="fr2" draw:name="Объект96" text:anchor-type="as-char" svg:width="4.237cm" svg:height="0.594cm" draw:z-index="95"><draw:object xlink:href="./Object 96" xlink:type="simple" xlink:show="embed" xlink:actuate="onLoad"/><draw:image xlink:href="./ObjectReplacements/Object 96" xlink:type="simple" xlink:show="embed" xlink:actuate="onLoad"/><svg:desc>формула</svg:desc></draw:frame></text:span><text:span text:style-name="T6">, то в OWL-класс, со</text:span>ответствующий онтологическому понятию, добавляется элемент rdfs:subClassOf с подэлементом owl:restriction, в котором содержатся элементы owl:onProperty и owl:сardinality с соответствующими значениями названия объектного свойства и мощности.</text:p>
        </text:list-item>
        <text:list-item>
          <text:p text:style-name="P24">Если предикативная спецификация инварианта АТД экземпляров класса, задающего онтологическое понятие, содержит формулу вида <text:soft-page-break/><draw:frame draw:style-name="fr2" draw:name="Объект97" text:anchor-type="as-char" svg:width="6.288cm" svg:height="0.594cm" draw:z-index="96"><draw:object xlink:href="./Object 97" xlink:type="simple" xlink:show="embed" xlink:actuate="onLoad"/><draw:image xlink:href="./ObjectReplacements/Object 97" xlink:type="simple" xlink:show="embed" xlink:actuate="onLoad"/><svg:desc>формула</svg:desc></draw:frame>, то в OWL-класс, соответствующий онтологическому понятию, добавляется элемент rdfs:subClassOf с подэлементом owl:restriction, в котором содержатся элементы owl:onProperty и owl:minCardinality с соответствующими значени<text:span text:style-name="T6">ями названия объектного свойства и мощности.</text:span></text:p>
        </text:list-item>
      </text:list>
      <text:h text:style-name="Heading_20_3" text:outline-level="3">Отображение ограничений множества значений объектных свойств</text:h>
      <text:p text:style-name="First_20_line_20_indent">Для задания ограничений множества значений объектных свойств в языке OWL используются конструкции owl:hasValue, owl:allValuesFrom, owl:someValuesFrom, соответствующие инвариантам АТД, описанным в пункте <text:bookmark-ref text:reference-format="number" text:ref-name="__RefHeading__2271_296842079">3.5.2</text:bookmark-ref>. В языке OWL ограничения множества значений объектного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802531600" text:style-name="L16">
        <text:list-item>
          <text:p text:style-name="P25">Если предикативная спецификация инварианта АТД экземпляров класса, задающего онтологическое понятие, содержит формулу вида <draw:frame draw:style-name="fr1" draw:name="Объект99" text:anchor-type="as-char" svg:width="4.228cm" svg:height="0.591cm" draw:z-index="98"><draw:object xlink:href="./Object 99" xlink:type="simple" xlink:show="embed" xlink:actuate="onLoad"/><draw:image xlink:href="./ObjectReplacements/Object 99" xlink:type="simple" xlink:show="embed" xlink:actuate="onLoad"/><svg:desc>формула</svg:desc></draw:frame>, то в OWL-класс, соответствующий онтологическому понятию, добавляется элемент <text:span text:style-name="T6">rdfs:subClassOf</text:span><text:span text:style-name="T5"> </text:span><text:span text:style-name="T6">с подэлементом owl:restriction, в котором содержатся элементы owl:onProperty и owl:hasValue с </text:span>соответствующими<text:span text:style-name="T6"> значениями названия объектного свойства и индивида, определяющего ограничение.</text:span></text:p>
        </text:list-item>
        <text:list-item>
          <text:p text:style-name="P25"><text:span text:style-name="T6">Если предикативная спецификация инварианта АТД экземпляров класса, задающего онтологическое понятие, содержит формулу вида </text:span><text:span text:style-name="T6"><draw:frame draw:style-name="fr1" draw:name="Объект100" text:anchor-type="as-char" svg:width="7.004cm" svg:height="0.591cm" draw:z-index="97"><draw:object xlink:href="./Object 100" xlink:type="simple" xlink:show="embed" xlink:actuate="onLoad"/><draw:image xlink:href="./ObjectReplacements/Object 100" xlink:type="simple" xlink:show="embed" xlink:actuate="onLoad"/><svg:desc>формула</svg:desc></draw:frame></text:span><text:span text:style-name="T6">, то в OWL-класс, со</text:span>ответствующий онтологическому понятию, добавляется элемент rdfs:subClassOf с подэлементом owl:restriction, в котором содержатся элементы owl:onProperty и owl:someValuesFrom с соответствующими значениями названия объектного свойства и класса<text:span text:style-name="T6">, определяющего ограничение</text:span>.</text:p>
        </text:list-item>
        <text:list-item>
          <text:p text:style-name="P25">Если предикативная спецификация инварианта АТД экземпляров класса, <text:soft-page-break/>задающего онтологическое понятие, содержит формулу вида , то в OWL-<draw:frame draw:style-name="fr1" draw:name="Объект98" text:anchor-type="as-char" svg:width="7.163cm" svg:height="0.591cm" draw:z-index="99"><draw:object xlink:href="./Object 98" xlink:type="simple" xlink:show="embed" xlink:actuate="onLoad"/><draw:image xlink:href="./ObjectReplacements/Object 98" xlink:type="simple" xlink:show="embed" xlink:actuate="onLoad"/><svg:desc>формула</svg:desc></draw:frame>класс, соответствующий онтологическому понятию, добавляется элемент rdfs:subClassOf с подэлементом owl:restriction, в котором содержатся элементы owl:onProperty и owl:allValuesFrom с соответствующими значени<text:span text:style-name="T6">ями названия объектного свойства и класса, определяющего ограничение.</text:span></text:p>
        </text:list-item>
      </text:list>
      <text:h text:style-name="Heading_20_2" text:outline-level="2">Отображение логических операций над классами</text:h>
      <text:p text:style-name="First_20_line_20_indent">Для задания логических операций над классами, задающими онтологические понятия, в языке OWL используются элементы owl:intersectionOf, owl:unionOf и owl:complementOf, соответствующие инвариантам АТД, описанным в пункте <text:bookmark-ref text:reference-format="chapter" text:ref-name="__RefHeading__2373_296842079">3.6</text:bookmark-ref> Важно отметить, что использование логических операции над классами возможно только в диалекте OWL DL [15]. Для задания нового класса как логической комбинации уже определенных классов достаточно при описании класса включить в него соответствующий подэлемент обозначающий логическую комбинацию, и содержащий ссылки на классы этой комбинации. </text:p>
      <text:h text:style-name="Title" text:outline-level="3">Пример</text:h>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rdf:parseType="Collectio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text:soft-page-break/>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1822696941" text:style-name="L18">
        <text:list-item>
          <text:p text:style-name="P26">Если предикативная спецификация инварианта АТД экземпляров класса, задающего онтологическое понятие, содержит формулу вида <draw:frame draw:style-name="fr1" draw:name="Объект102" text:anchor-type="as-char" svg:width="2.545cm" svg:height="0.531cm" draw:z-index="100"><draw:object xlink:href="./Object 102" xlink:type="simple" xlink:show="embed" xlink:actuate="onLoad"/><draw:image xlink:href="./ObjectReplacements/Object 102" xlink:type="simple" xlink:show="embed" xlink:actuate="onLoad"/><svg:desc>формула</svg:desc></draw:frame>, то в OWL-класс, соответствующий онтологическому понятию, добавляется элемент owl<text:span text:style-name="T6">:intersectionOf,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26">Если предикативная спецификация инварианта АТД экземпляров класса, задающего онтологическое понятие, содержит формулу вида <draw:frame draw:style-name="fr1" draw:name="Объект103" text:anchor-type="as-char" svg:width="2.551cm" svg:height="0.531cm" draw:z-index="101"><draw:object xlink:href="./Object 103" xlink:type="simple" xlink:show="embed" xlink:actuate="onLoad"/><draw:image xlink:href="./ObjectReplacements/Object 103" xlink:type="simple" xlink:show="embed" xlink:actuate="onLoad"/><svg:desc>формула</svg:desc></draw:frame>, то в OWL-класс, соответствующий онтологическому понятию, добавляется элемент owl<text:span text:style-name="T6">:unionOf,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text:span></text:p>
        </text:list-item>
        <text:list-item>
          <text:p text:style-name="P26"><text:span text:style-name="T6">Если предикативная спецификация инварианта АТД экземпляров класса, задающего онтологическое понятие, содержит формулу вида </text:span><text:span text:style-name="T6"><draw:frame draw:style-name="fr1" draw:name="Объект101" text:anchor-type="as-char" svg:width="2.355cm" svg:height="0.542cm" draw:z-index="102"><draw:object xlink:href="./Object 101" xlink:type="simple" xlink:show="embed" xlink:actuate="onLoad"/><draw:image xlink:href="./ObjectReplacements/Object 101" xlink:type="simple" xlink:show="embed" xlink:actuate="onLoad"/><svg:desc>формула</svg:desc></draw:frame></text:span><text:span text:style-name="T6">, где </text:span><text:span text:style-name="T6"><draw:frame draw:style-name="fr1" draw:name="Объект104" text:anchor-type="as-char" svg:width="0.529cm" svg:height="0.52cm" draw:z-index="103"><draw:object xlink:href="./Object 104" xlink:type="simple" xlink:show="embed" xlink:actuate="onLoad"/><draw:image xlink:href="./ObjectReplacements/Object 104" xlink:type="simple" xlink:show="embed" xlink:actuate="onLoad"/><svg:desc>формула</svg:desc></draw:frame></text:span><text:span text:style-name="T6"> – класс, включающий в себя всевозможноые онтологические понятия, то в OWL-класс, соответствующий онтологическому понятию, добавляется элемент owl:complementOf(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pan><text:span text:style-name="T6"><draw:frame draw:style-name="fr1" draw:name="Объект105" text:anchor-type="as-char" svg:width="0.529cm" svg:height="0.52cm" draw:z-index="104"><draw:object xlink:href="./Object 105" xlink:type="simple" xlink:show="embed" xlink:actuate="onLoad"/><draw:image xlink:href="./ObjectReplacements/Object 105" xlink:type="simple" xlink:show="embed" xlink:actuate="onLoad"/><svg:desc>формула</svg:desc></draw:frame></text:span><text:span text:style-name="T6"> в канонической модели.</text:span></text:p>
        </text:list-item>
      </text:list>
      <text:h text:style-name="Heading_20_2" text:outline-level="2"><text:soft-page-break/>Отображение классов-перечислений</text:h>
      <text:p text:style-name="First_20_line_20_indent">Для задания классов-перечислений в языке OWL предусмотрен элемент owl:oneOf, <text:s/>соответствующий инварианту АТД, описанному в пункте <text:bookmark-ref text:reference-format="chapter" text:ref-name="__RefHeading__2720_296842079">3.7</text:bookmark-ref>. Важно отметить, что задание классов-перечислений возможно только в диалекте OWL DL [15]. </text:p>
      <text:h text:style-name="Title" text:outline-level="3">Пример</text:h>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классов-перечислений на языке СИНТЕЗ отображаются в спецификации классов-перечислений на языке OWL следующим образом:</text:p>
      <text:list xml:id="list1215676137" text:style-name="L20">
        <text:list-item>
          <text:p text:style-name="P27">Если предикативная спецификация инварианта АТД экземпляров класса, задающего онтологическое понятие, содержит формулу вида <draw:frame draw:style-name="fr1" draw:name="Объект106" text:anchor-type="as-char" svg:width="2.969cm" svg:height="0.531cm" draw:z-index="105"><draw:object xlink:href="./Object 106" xlink:type="simple" xlink:show="embed" xlink:actuate="onLoad"/><draw:image xlink:href="./ObjectReplacements/Object 106" xlink:type="simple" xlink:show="embed" xlink:actuate="onLoad"/><svg:desc>формула</svg:desc></draw:frame>, то в OWL-класс, соответствующий онтологическому понятию, добавляется элемент owl:oneOf<text:span text:style-name="T6">, подэлементами которого являются индивиды, полученные в результате отображения спецификации индивидов на языке СИНТЕЗ, и входящие в данную формулу. </text:span></text:p>
        </text:list-item>
      </text:list>
      <text:h text:style-name="Heading_20_2" text:outline-level="2">Отображение разобщенных классов</text:h>
      <text:p text:style-name="First_20_line_20_indent">Для задания разобщенных классов в языке OWL используется элемент owl:disjointWith. Важно отметить, что задание разобщений возможно только в диалекте OWL DL [15]. </text:p>
      <text:h text:style-name="Title" text:outline-level="3">Пример</text:h>
      <text:p text:style-name="Text_20_body">Ниже приведена специфицакация онтологических понятий «Сладкий фрукт» и <text:soft-page-break/>«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входить в другой. </text:p>
      <text:p text:style-name="First_20_line_20_indent">Спецификации разобщенных классов на языке СИНТЕЗ отображаются в спецификации разобщенных классов на языке OWL следующим образом: </text:p>
      <text:list xml:id="list1846640155" text:style-name="L21">
        <text:list-item>
          <text:p text:style-name="P28">Если предикативная спецификация инварианта АТД экземпляров класса, задающего онтологическое понятие, содержит формулу вида <draw:frame draw:style-name="fr1" draw:name="Объект107" text:anchor-type="as-char" svg:width="2.178cm" svg:height="0.542cm" draw:z-index="106"><draw:object xlink:href="./Object 107" xlink:type="simple" xlink:show="embed" xlink:actuate="onLoad"/><draw:image xlink:href="./ObjectReplacements/Object 107" xlink:type="simple" xlink:show="embed" xlink:actuate="onLoad"/><svg:desc>формула</svg:desc></draw:frame>, то в OWL-класс, соответствующий онтологическому понятию, добавляется элемент owl:disjointWith<text:span text:style-name="T6">, содержащего в атрибуте rdf:about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10">Если требуется разобщить большее число классов, то для каждого из них создается дополнительный элемент owl:disjointWith внутри определения разобщаемого класса.</text:p>
        </text:list-item>
      </text:list>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8"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text:soft-page-break/>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3" style:list-style-name="" style:class="text" style:master-page-name="">
      <style:paragraph-properties fo:margin-top="0.423cm" fo:margin-bottom="0.212cm" style:page-number="auto" fo:break-before="auto" fo:break-after="auto"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text-properties fo:font-size="14pt"/>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7T09:39:34</dc:date>
    <meta:editing-duration>PT98H21M25S</meta:editing-duration>
    <meta:editing-cycles>1135</meta:editing-cycles>
    <meta:generator>OpenOffice.org/3.2$Unix OpenOffice.org_project/320m12$Build-9483</meta:generator>
    <dc:creator>Dennis Kopin</dc:creator>
    <meta:document-statistic meta:table-count="1" meta:image-count="0" meta:object-count="107" meta:page-count="49" meta:paragraph-count="342" meta:word-count="8615" meta:character-count="7607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00/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101/content.xml><?xml version="1.0" encoding="utf-8"?>
<math xmlns="http://www.w3.org/1998/Math/MathML">
  <semantics>
    <mrow>
      <msub>
        <mi>C</mi>
        <mn>3</mn>
      </msub>
      <mi mathvariant="normal">~</mi>
      <mrow>
        <mo stretchy="false">(</mo>
        <mrow>
          <mo stretchy="false">Δ</mo>
          <mi mathvariant="normal">∖</mi>
          <msub>
            <mi>С</mi>
            <mn>2</mn>
          </msub>
        </mrow>
        <mo stretchy="false">)</mo>
      </mrow>
    </mrow>
    <annotation encoding="StarMath 5.0">C_3 sim (%DELTA setminus С_2)  </annotation>
  </semantics>
</math>
</file>

<file path=Object 102/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103/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104/content.xml><?xml version="1.0" encoding="utf-8"?>
<math xmlns="http://www.w3.org/1998/Math/MathML">
  <semantics>
    <mo stretchy="false">Δ</mo>
    <annotation encoding="StarMath 5.0">%DELTA</annotation>
  </semantics>
</math>
</file>

<file path=Object 105/content.xml><?xml version="1.0" encoding="utf-8"?>
<math xmlns="http://www.w3.org/1998/Math/MathML">
  <semantics>
    <mo stretchy="false">Δ</mo>
    <annotation encoding="StarMath 5.0">%DELTA</annotation>
  </semantics>
</math>
</file>

<file path=Object 106/content.xml><?xml version="1.0" encoding="utf-8"?>
<math xmlns="http://www.w3.org/1998/Math/MathML">
  <semantics>
    <mrow>
      <mrow>
        <msub>
          <mi>C</mi>
          <mn>3</mn>
        </msub>
        <mi mathvariant="normal">~</mi>
        <mtext>{</mtext>
      </mrow>
      <msub>
        <mi>I</mi>
        <mn>1</mn>
      </msub>
      <mi>,</mi>
      <mn>...</mn>
      <mi>,</mi>
      <msub>
        <mi>I</mi>
        <mi>n</mi>
      </msub>
      <mtext>}</mtext>
    </mrow>
    <annotation encoding="StarMath 5.0">C_3 sim "{" I_1 ,...,I_n "}"  </annotation>
  </semantics>
</math>
</file>

<file path=Object 107/content.xml><?xml version="1.0" encoding="utf-8"?>
<math xmlns="http://www.w3.org/1998/Math/MathML">
  <semantics>
    <mrow>
      <mrow>
        <msub>
          <mi>C</mi>
          <mn>1</mn>
        </msub>
        <mi mathvariant="normal">∩</mi>
        <msub>
          <mi>C</mi>
          <mn>2</mn>
        </msub>
      </mrow>
      <mi mathvariant="normal">=</mi>
      <mi mathvariant="normal">∅</mi>
    </mrow>
    <annotation encoding="StarMath 5.0">C_1 intersection  C_2 = emptyset   </annotation>
  </semantics>
</math>
</file>

<file path=Object 11/content.xml><?xml version="1.0" encoding="utf-8"?>
<math xmlns="http://www.w3.org/1998/Math/MathML">
  <semantics>
    <mi>C</mi>
    <annotation encoding="StarMath 5.0">C</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65/content.xml><?xml version="1.0" encoding="utf-8"?>
<math xmlns="http://www.w3.org/1998/Math/MathML">
  <semantics>
    <msub>
      <mi>C</mi>
      <mn>1</mn>
    </msub>
    <annotation encoding="StarMath 5.0">C_1</annotation>
  </semantics>
</math>
</file>

<file path=Object 66/content.xml><?xml version="1.0" encoding="utf-8"?>
<math xmlns="http://www.w3.org/1998/Math/MathML">
  <semantics>
    <msub>
      <mi>С</mi>
      <mn>2</mn>
    </msub>
    <annotation encoding="StarMath 5.0">С_2</annotation>
  </semantics>
</math>
</file>

<file path=Object 67/content.xml><?xml version="1.0" encoding="utf-8"?>
<math xmlns="http://www.w3.org/1998/Math/MathML">
  <semantics>
    <msub>
      <mi>A</mi>
      <mn>2</mn>
    </msub>
    <annotation encoding="StarMath 5.0">A_2</annotation>
  </semantics>
</math>
</file>

<file path=Object 68/content.xml><?xml version="1.0" encoding="utf-8"?>
<math xmlns="http://www.w3.org/1998/Math/MathML">
  <semantics>
    <msubsup>
      <mi>C</mi>
      <mn>2</mn>
      <mi>T</mi>
    </msubsup>
    <annotation encoding="StarMath 5.0">C_2^T</annotation>
  </semantics>
</math>
</file>

<file path=Object 69/content.xml><?xml version="1.0" encoding="utf-8"?>
<math xmlns="http://www.w3.org/1998/Math/MathML">
  <semantics>
    <msub>
      <mi>C</mi>
      <mn>1</mn>
    </msub>
    <annotation encoding="StarMath 5.0">C_1</annotation>
  </semantics>
</math>
</file>

<file path=Object 7/content.xml><?xml version="1.0" encoding="utf-8"?>
<math xmlns="http://www.w3.org/1998/Math/MathML">
  <semantics>
    <mrow>
      <mi>E</mi>
      <mi mathvariant="normal">⊆</mi>
      <mi>K</mi>
    </mrow>
    <annotation encoding="StarMath 5.0">E subseteq K </annotation>
  </semantics>
</math>
</file>

<file path=Object 70/content.xml><?xml version="1.0" encoding="utf-8"?>
<math xmlns="http://www.w3.org/1998/Math/MathML">
  <semantics>
    <msub>
      <mi>С</mi>
      <mn>2</mn>
    </msub>
    <annotation encoding="StarMath 5.0">С_2</annotation>
  </semantics>
</math>
</file>

<file path=Object 71/content.xml><?xml version="1.0" encoding="utf-8"?>
<math xmlns="http://www.w3.org/1998/Math/MathML">
  <semantics>
    <msub>
      <mi>C</mi>
      <mn>3</mn>
    </msub>
    <annotation encoding="StarMath 5.0">C_3</annotation>
  </semantics>
</math>
</file>

<file path=Object 72/content.xml><?xml version="1.0" encoding="utf-8"?>
<math xmlns="http://www.w3.org/1998/Math/MathML">
  <semantics>
    <msubsup>
      <mi>C</mi>
      <mn>1</mn>
      <mi>T</mi>
    </msubsup>
    <annotation encoding="StarMath 5.0">C_1^T</annotation>
  </semantics>
</math>
</file>

<file path=Object 73/content.xml><?xml version="1.0" encoding="utf-8"?>
<math xmlns="http://www.w3.org/1998/Math/MathML">
  <semantics>
    <msub>
      <mi>C</mi>
      <mn>1</mn>
    </msub>
    <annotation encoding="StarMath 5.0">C_1</annotation>
  </semantics>
</math>
</file>

<file path=Object 74/content.xml><?xml version="1.0" encoding="utf-8"?>
<math xmlns="http://www.w3.org/1998/Math/MathML">
  <semantics>
    <msubsup>
      <mi>C</mi>
      <mn>2</mn>
      <mi>T</mi>
    </msubsup>
    <annotation encoding="StarMath 5.0">C_2^T</annotation>
  </semantics>
</math>
</file>

<file path=Object 75/content.xml><?xml version="1.0" encoding="utf-8"?>
<math xmlns="http://www.w3.org/1998/Math/MathML">
  <semantics>
    <msub>
      <mi>C</mi>
      <mn>2</mn>
    </msub>
    <annotation encoding="StarMath 5.0">C_2</annotation>
  </semantics>
</math>
</file>

<file path=Object 76/content.xml><?xml version="1.0" encoding="utf-8"?>
<math xmlns="http://www.w3.org/1998/Math/MathML">
  <semantics>
    <msub>
      <mi>A</mi>
      <mn>1</mn>
    </msub>
    <annotation encoding="StarMath 5.0">A_1</annotation>
  </semantics>
</math>
</file>

<file path=Object 77/content.xml><?xml version="1.0" encoding="utf-8"?>
<math xmlns="http://www.w3.org/1998/Math/MathML">
  <semantics>
    <msubsup>
      <mi>C</mi>
      <mn>1</mn>
      <mi>T</mi>
    </msubsup>
    <annotation encoding="StarMath 5.0">C_1^T</annotation>
  </semantics>
</math>
</file>

<file path=Object 78/content.xml><?xml version="1.0" encoding="utf-8"?>
<math xmlns="http://www.w3.org/1998/Math/MathML">
  <semantics>
    <msub>
      <mi>C</mi>
      <mn>3</mn>
    </msub>
    <annotation encoding="StarMath 5.0">C_3</annotation>
  </semantics>
</math>
</file>

<file path=Object 79/content.xml><?xml version="1.0" encoding="utf-8"?>
<math xmlns="http://www.w3.org/1998/Math/MathML">
  <semantics>
    <msub>
      <mi>C</mi>
      <mn>1</mn>
    </msub>
    <annotation encoding="StarMath 5.0">C_1</annotation>
  </semantics>
</math>
</file>

<file path=Object 8/content.xml><?xml version="1.0" encoding="utf-8"?>
<math xmlns="http://www.w3.org/1998/Math/MathML">
  <semantics>
    <mrow>
      <msub>
        <mi>I</mi>
        <mn>1,</mn>
      </msub>
      <mn>...</mn>
      <mi>,</mi>
      <msub>
        <mi>I</mi>
        <mi>n</mi>
      </msub>
    </mrow>
    <annotation encoding="StarMath 5.0">{I_1,...,I_n}</annotation>
  </semantics>
</math>
</file>

<file path=Object 80/content.xml><?xml version="1.0" encoding="utf-8"?>
<math xmlns="http://www.w3.org/1998/Math/MathML">
  <semantics>
    <msub>
      <mi>С</mi>
      <mn>2</mn>
    </msub>
    <annotation encoding="StarMath 5.0">С_2</annotation>
  </semantics>
</math>
</file>

<file path=Object 81/content.xml><?xml version="1.0" encoding="utf-8"?>
<math xmlns="http://www.w3.org/1998/Math/MathML">
  <semantics>
    <msub>
      <mi>C</mi>
      <mn>3</mn>
    </msub>
    <annotation encoding="StarMath 5.0">C_3</annotation>
  </semantics>
</math>
</file>

<file path=Object 82/content.xml><?xml version="1.0" encoding="utf-8"?>
<math xmlns="http://www.w3.org/1998/Math/MathML">
  <semantics>
    <msub>
      <mi>C</mi>
      <mn>1</mn>
    </msub>
    <annotation encoding="StarMath 5.0">C_1</annotation>
  </semantics>
</math>
</file>

<file path=Object 83/content.xml><?xml version="1.0" encoding="utf-8"?>
<math xmlns="http://www.w3.org/1998/Math/MathML">
  <semantics>
    <msub>
      <mi>С</mi>
      <mn>2</mn>
    </msub>
    <annotation encoding="StarMath 5.0">С_2</annotation>
  </semantics>
</math>
</file>

<file path=Object 84/content.xml><?xml version="1.0" encoding="utf-8"?>
<math xmlns="http://www.w3.org/1998/Math/MathML">
  <semantics>
    <msub>
      <mi>C</mi>
      <mn>3</mn>
    </msub>
    <annotation encoding="StarMath 5.0">C_3</annotation>
  </semantics>
</math>
</file>

<file path=Object 85/content.xml><?xml version="1.0" encoding="utf-8"?>
<math xmlns="http://www.w3.org/1998/Math/MathML">
  <semantics>
    <msub>
      <mi>C</mi>
      <mn>1</mn>
    </msub>
    <annotation encoding="StarMath 5.0">C_1</annotation>
  </semantics>
</math>
</file>

<file path=Object 86/content.xml><?xml version="1.0" encoding="utf-8"?>
<math xmlns="http://www.w3.org/1998/Math/MathML">
  <semantics>
    <msub>
      <mi>С</mi>
      <mn>2</mn>
    </msub>
    <annotation encoding="StarMath 5.0">С_2</annotation>
  </semantics>
</math>
</file>

<file path=Object 87/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88/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89/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setminus С_2)  </annotation>
  </semantics>
</math>
</file>

<file path=Object 9/content.xml><?xml version="1.0" encoding="utf-8"?>
<math xmlns="http://www.w3.org/1998/Math/MathML">
  <semantics>
    <mi>P</mi>
    <annotation encoding="StarMath 5.0">P</annotation>
  </semantics>
</math>
</file>

<file path=Object 90/content.xml><?xml version="1.0" encoding="utf-8"?>
<math xmlns="http://www.w3.org/1998/Math/MathML">
  <semantics>
    <msub>
      <mi>C</mi>
      <mn>3</mn>
    </msub>
    <annotation encoding="StarMath 5.0">C_3</annotation>
  </semantics>
</math>
</file>

<file path=Object 91/content.xml><?xml version="1.0" encoding="utf-8"?>
<math xmlns="http://www.w3.org/1998/Math/MathML">
  <semantics>
    <msubsup>
      <mi>C</mi>
      <mn>3</mn>
      <mi>T</mi>
    </msubsup>
    <annotation encoding="StarMath 5.0">C_3^T</annotation>
  </semantics>
</math>
</file>

<file path=Object 92/content.xml><?xml version="1.0" encoding="utf-8"?>
<math xmlns="http://www.w3.org/1998/Math/MathML">
  <semantics>
    <msub>
      <mi>A</mi>
      <mn>3</mn>
    </msub>
    <annotation encoding="StarMath 5.0">A_3</annotation>
  </semantics>
</math>
</file>

<file path=Object 93/content.xml><?xml version="1.0" encoding="utf-8"?>
<math xmlns="http://www.w3.org/1998/Math/MathML">
  <semantics>
    <mrow>
      <mrow>
        <msub>
          <mi>A</mi>
          <mn>1</mn>
        </msub>
        <mi mathvariant="normal">∪</mi>
        <msub>
          <mi>A</mi>
          <mn>2</mn>
        </msub>
      </mrow>
      <mi mathvariant="normal">⊆</mi>
      <msub>
        <mi>A</mi>
        <mn>3</mn>
      </msub>
    </mrow>
    <annotation encoding="StarMath 5.0">A_1 union A_2 subseteq A_3</annotation>
  </semantics>
</math>
</file>

<file path=Object 94/content.xml><?xml version="1.0" encoding="utf-8"?>
<math xmlns="http://www.w3.org/1998/Math/MathML">
  <semantics>
    <msub>
      <mi>C</mi>
      <mn>3</mn>
    </msub>
    <annotation encoding="StarMath 5.0">C_3</annotation>
  </semantics>
</math>
</file>

<file path=Object 95/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96/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97/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9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99/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